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0000001B36DF8AE3B27A2429A.png" manifest:media-type="image/png"/>
  <manifest:file-entry manifest:full-path="Pictures/100000010000015F000001AC5C1AC3459A1DB86C.png" manifest:media-type="image/png"/>
  <manifest:file-entry manifest:full-path="Pictures/100000010000043F0000039EAFDC822E4590E949.png" manifest:media-type="image/png"/>
  <manifest:file-entry manifest:full-path="Pictures/1000000100000216000000F57E7CF33353BB41FA.png" manifest:media-type="image/png"/>
  <manifest:file-entry manifest:full-path="Pictures/1000000100000278000001F940FDDCBAFF047B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2cm, 0.895cm, 1.113cm, 0.708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41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005cm" svg:height="5.597cm" svg:x="0.995cm" svg:y="5cm">
          <draw:image xlink:href="Pictures/1000000100000278000001F940FDDCBAFF047B46.png" xlink:type="simple" xlink:show="embed" xlink:actuate="onLoad" draw:mime-type="image/png">
            <text:p/>
          </draw:image>
        </draw:frame>
        <draw:frame draw:style-name="gr2" draw:text-style-name="P1" draw:layer="layout" svg:width="6.999cm" svg:height="1.499cm" svg:x="20cm" svg:y="4.6cm">
          <draw:image xlink:href="Pictures/1000000100000216000000F57E7CF33353BB41FA.png" xlink:type="simple" xlink:show="embed" xlink:actuate="onLoad" draw:mime-type="image/png">
            <text:p/>
          </draw:image>
        </draw:frame>
        <draw:custom-shape draw:style-name="gr3" draw:text-style-name="P2" draw:layer="layout" svg:width="1.046cm" svg:height="0.497cm" draw:transform="rotate (0.383972435438752) translate (18cm 5.5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046cm" svg:height="0.497cm" draw:transform="rotate (0.000174532925199433) translate (8.104cm 7.9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296cm" svg:height="7.067cm" svg:x="9.5cm" svg:y="4.433cm">
          <draw:image xlink:href="Pictures/100000010000043F0000039EAFDC822E4590E949.png" xlink:type="simple" xlink:show="embed" xlink:actuate="onLoad" draw:mime-type="image/png">
            <text:p/>
          </draw:image>
        </draw:frame>
        <draw:frame draw:style-name="gr1" draw:text-style-name="P1" draw:layer="layout" svg:width="3.984cm" svg:height="4.858cm" svg:x="23.9cm" svg:y="7.803cm">
          <draw:image xlink:href="Pictures/100000010000015F000001AC5C1AC3459A1DB86C.png" xlink:type="simple" xlink:show="embed" xlink:actuate="onLoad" draw:mime-type="image/png">
            <text:p/>
          </draw:image>
        </draw:frame>
        <draw:custom-shape draw:style-name="gr3" draw:text-style-name="P2" draw:layer="layout" svg:width="1.046cm" svg:height="0.497cm" draw:transform="rotate (-0.349065850398867) translate (18.172cm 9.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cm" svg:height="5.561cm" svg:x="19.7cm" svg:y="7.1cm">
          <draw:image xlink:href="Pictures/1000000100000160000001B36DF8AE3B27A2429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linda Fleischmann</meta:initial-creator>
    <meta:creation-date>2024-08-28T18:26:38.996163502</meta:creation-date>
    <dc:date>2024-08-29T17:43:05.650144240</dc:date>
    <dc:creator>Belinda Fleischmann</dc:creator>
    <meta:editing-duration>PT5M47S</meta:editing-duration>
    <meta:editing-cycles>4</meta:editing-cycles>
    <meta:generator>LibreOffice/7.3.7.2$Linux_X86_64 LibreOffice_project/30$Build-2</meta:generator>
    <meta:document-statistic meta:object-count="31"/>
  </office:meta>
</office:document-meta>
</file>